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0a0" officeooo:paragraph-rsid="000bc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0:00:43.174000000</meta:creation-date>
    <dc:date>2024-12-04T10:00:47.191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2.1$Windows_X86_64 LibreOffice_project/56f7684011345957bbf33a7ee678afaf4d2ba333</meta:generator>
  </office:meta>
</office:document-meta>
</file>